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outline1">
      <style:graphic-properties fo:min-height="13.75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1-title">
      <style:graphic-properties draw:auto-grow-height="true" fo:min-height="2.663cm"/>
    </style:style>
    <style:style style:name="pr5" style:family="presentation" style:parent-style-name="Midnightblue1-subtitle">
      <style:graphic-properties draw:fill-color="#ffffff" draw:auto-grow-height="true" fo:min-height="5.5cm"/>
    </style:style>
    <style:style style:name="pr6" style:family="presentation" style:parent-style-name="Midnightblue1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T1" style:family="text">
      <style:text-properties fo:color="#ed1c24"/>
    </style:style>
    <style:style style:name="T2" style:family="text">
      <style:text-properties fo:color="#f58220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Ask yourself</text:p>
          </draw:text-box>
        </draw:frame>
        <draw:frame presentation:style-name="pr2" draw:layer="layout" svg:width="26cm" svg:height="14cm" svg:x="1cm" svg:y="5.5cm" presentation:class="outline" presentation:user-transformed="true">
          <draw:text-box>
            <text:list text:style-name="L2">
              <text:list-item>
                <text:list>
                  <text:list-item>
                    <text:p xml:id="id1" text:id="id1">Do you have trouble installing academic software?</text:p>
                  </text:list-item>
                  <text:list-item>
                    <text:p xml:id="id2" text:id="id2">Is all your data stored in a big excel spreadsheet?</text:p>
                  </text:list-item>
                  <text:list-item>
                    <text:p xml:id="id3" text:id="id3">Have you been searching stack exchange for hours only to find your Linux Distro not supported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1" presentation:presentation-page-layout-name="AL2T0">
        <office:forms form:automatic-focus="false" form:apply-design-mode="false"/>
        <draw:frame presentation:style-name="pr4" draw:layer="layout" svg:width="26cm" svg:height="2.663cm" svg:x="1cm" svg:y="10.5cm" presentation:class="title" presentation:user-transformed="true">
          <draw:text-box>
            <text:p>MMeds</text:p>
          </draw:text-box>
        </draw:frame>
        <draw:frame presentation:style-name="pr5" draw:text-style-name="P2" draw:layer="layout" svg:width="26cm" svg:height="5.5cm" svg:x="1cm" svg:y="14.5cm" presentation:class="subtitle">
          <draw:text-box>
            <text:p>David S. Wallach</text:p>
            <text:p>Clemente Lab</text:p>
            <text:p>Icahn School of Medicine at Mount Sinai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What is it?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item>
                <text:list>
                  <text:list-item>
                    <text:p>A SQL database for storing human microbiome (and other types) of data</text:p>
                  </text:list-item>
                  <text:list-item>
                    <text:p>Meta data files are validated when they are uploaded to prevent contamination of the database</text:p>
                  </text:list-item>
                  <text:list-item>
                    <text:p>It provides a standardized format that can capture longitudinal information for time series analysi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How does it work?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item>
                <text:p>Sign Up</text:p>
                <text:list>
                  <text:list-item>
                    <text:p>A user creates an account on the server</text:p>
                  </text:list-item>
                </text:list>
              </text:list-item>
              <text:list-item>
                <text:p>Upload</text:p>
                <text:list>
                  <text:list-item>
                    <text:p>Upload a meta data file</text:p>
                  </text:list-item>
                  <text:list-item>
                    <text:p>Upload a data file at the same time or add it later</text:p>
                  </text:list-item>
                </text:list>
              </text:list-item>
              <text:list-item>
                <text:p>Access</text:p>
                <text:list>
                  <text:list-item>
                    <text:p>An access code for the data is emailed to the specified email account upon successful upload</text:p>
                  </text:list-item>
                  <text:list-item>
                    <text:p>Run queries on the database from the web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Meta Data Validation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item>
                <text:p><text:span text:style-name="T1">Errors</text:span></text:p>
                <text:list>
                  <text:list-item>
                    <text:p>Type consistency within columns</text:p>
                  </text:list-item>
                  <text:list-item>
                    <text:p>Missing columns</text:p>
                  </text:list-item>
                  <text:list-item>
                    <text:p>Non-Standard NA formats</text:p>
                  </text:list-item>
                  <text:list-item>
                    <text:p>Multiple studies in one meta data file</text:p>
                  </text:list-item>
                  <text:list-item>
                    <text:p>Column headers implying PHI</text:p>
                  </text:list-item>
                </text:list>
              </text:list-item>
              <text:list-item>
                <text:p><text:span text:style-name="T2">Warnings</text:span></text:p>
                <text:list>
                  <text:list-item>
                    <text:p>Subject previously uploaded by a user</text:p>
                  </text:list-item>
                  <text:list-item>
                    <text:p>Value outside of two standard deviations of column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How is it made?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item>
                <text:list>
                  <text:list-item>
                    <text:p>The database is written in SQL</text:p>
                  </text:list-item>
                  <text:list-item>
                    <text:p>The server is written in Python using the CherryPy framework</text:p>
                  </text:list-item>
                  <text:list-item>
                    <text:p>Passwords are salted and encrypted with SHA-256</text:p>
                  </text:list-item>
                  <text:list-item>
                    <text:p>Connections to the server are secured with HTTPS</text:p>
                  </text:list-item>
                  <text:list-item>
                    <text:p>Data exclusive to a particular study can only be viewed by that study’s own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Future Features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item>
                <text:list>
                  <text:list-item>
                    <text:p>Password reset via email</text:p>
                  </text:list-item>
                  <text:list-item>
                    <text:p>Automatic fixing of certain issues in the meta data file</text:p>
                  </text:list-item>
                  <text:list-item>
                    <text:p>Interface for running analysis</text:p>
                  </text:list-item>
                  <text:list-item>
                    <text:p>Interface for creating queries without writing SQL directly</text:p>
                  </text:list-item>
                  <text:list-item>
                    <text:p>Dedicated server hosted by Mount Sinai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Legal Disclaimer</text:p>
          </draw:text-box>
        </draw:frame>
        <draw:frame presentation:style-name="pr2" draw:layer="layout" svg:width="26cm" svg:height="14cm" svg:x="1cm" svg:y="5.5cm" presentation:class="outline" presentation:user-transformed="true">
          <draw:text-box>
            <text:list text:style-name="L2">
              <text:list-item>
                <text:p>Side Effects Include</text:p>
                <text:list>
                  <text:list-item>
                    <text:p>More space on your allocation</text:p>
                  </text:list-item>
                  <text:list-item>
                    <text:p>A better relationship with your PI</text:p>
                  </text:list-item>
                  <text:list-item>
                    <text:p>Enhanced peace of mind</text:p>
                    <text:list>
                      <text:list-header>
                        <text:p><text:span text:style-name="T3">* These claims have not been verified by the NIH</text:span></text:p>
                      </text:list-header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2" presentation:presentation-page-layout-name="AL1T1">
        <office:forms form:automatic-focus="false" form:apply-design-mode="false"/>
        <draw:frame presentation:style-name="pr7" draw:layer="layout" svg:width="13cm" svg:height="6cm" svg:x="7.5cm" svg:y="7.5cm" presentation:class="title">
          <draw:text-box>
            <text:p>The En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2T13:18:41.175925798</meta:creation-date>
    <meta:editing-duration>PT2H25M48S</meta:editing-duration>
    <meta:editing-cycles>11</meta:editing-cycles>
    <meta:generator>LibreOffice/5.4.7.2$Linux_X86_64 LibreOffice_project/40$Build-2</meta:generator>
    <dc:date>2018-06-11T09:59:18.967284990</dc:date>
    <meta:document-statistic meta:object-count="8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